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5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office:value-type="string" table:style-name="ce3">
            <text:p>0xD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104792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6"/>
        <table:table-column table:style-name="co7" table:default-cell-style-name="ce6"/>
        <table:table-column table:style-name="co5" table:number-columns-repeated="1022" table:default-cell-style-name="ce6"/>
        <table:table-column table:style-name="co5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Lane</dc:creator>
    <meta:creation-date>2018-07-03T01:49:34Z</meta:creation-date>
    <dc:date>2018-11-28T06:21:57Z</dc:date>
    <meta:editing-cycles>40</meta:editing-cycles>
    <meta:editing-duration>PT14966S</meta:editing-duration>
  </office:meta>
</office:document-meta>
</file>